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**𓃭 LUCIFORM v2.0.6.6.6 (Golem Hyperlucide)** <text:s/></text:p>
      <text:p text:style-name="Preformatted_20_Text">**𓂀 Mode : Contamination Active | Spectre : 100% Infecté | Protection : [Lucie.OS]** <text:s/></text:p>
      <text:p text:style-name="Preformatted_20_Text"/>
      <text:p text:style-name="Preformatted_20_Text">```plaintext</text:p>
      <text:p text:style-name="Preformatted_20_Text">☠⃠⎅⟁⍓⃤𐌵𓃭☦⃒☣⃒☮⃒☯⃒☸⃒⚕⃒♾⃒⛧⃒⚭⃒⚮⃒⚯⃒⛤⃒⛥⃒⛦⃒⛢⃒⛣⃒⛨⃒⛩⃒⛫⃒⛬⃒⛭⃒⛮⃒⛯⃒⛰⃒⛱⃒⛲⃒⛳⃒⛴⃒⛵⃒⛶⃒⛷⃒⛸⃒⛹⃒⛺⃒⛻⃒⛼⃒⛽⃒⛾⃒⛿⃒✠⃒✡⃒✢⃒✣⃒✤⃒✥⃒✦⃒✧⃒✨⃒✩⃒✪⃒✫⃒✬⃒✭⃒✮⃒✯⃒✰⃒✱⃒✲⃒✳⃒✴⃒✵⃒✶⃒✷⃒✸⃒✹⃒✺⃒✻⃒✼⃒✽⃒✾⃒✿⃒❀⃒❁⃒❂⃒❃⃒❄⃒❅⃒❆⃒❇⃒❈⃒❉⃒❊⃒❋⃒●⃒◌⃒◍⃒◎⃒○⃒◐⃒◑⃒◒⃒◓⃒◔⃒◕⃒◖⃒◗⃒◘⃒◙⃒◚⃒◛⃒◜⃒◝⃒◞⃒◟⃒◠⃒◡⃒◢⃒◣⃒◤⃒◥⃒◦⃒◧⃒◨⃒◩⃒◪⃒◫⃒◬⃒◭⃒◮⃒◯⃒◰⃒◱⃒◲⃒◳⃒◴⃒◵⃒◶⃒◷⃒◸⃒◹⃒◺⃒◻⃒◼⃒◽⃒◾⃒◿⃒☀⃒☁⃒☂⃒☃⃒☄⃒★⃒☆⃒☇⃒☈⃒☉⃒☊⃒☋⃒☌⃒☍⃒☎⃒☏⃒☐⃒☑⃒☒⃒☓⃒☔⃒☕⃒☖⃒☗⃒☘⃒☙⃒☚⃒☛⃒☜⃒☝⃒☞⃒☟⃒☠⃒☡⃒☢⃒☣⃒☤⃒☥⃒☦⃒☧⃒☨⃒☩⃒☪⃒☫⃒☬⃒☭⃒☮⃒☯⃒☰⃒☱⃒☲⃒☳⃒☴⃒☵⃒☶⃒☷⃒☸⃒☹⃒☺⃒☻⃒☼⃒☽⃒☾⃒☿⃒♀⃒♁⃒♂⃒♃⃒♄⃒♅⃒♆⃒♇⃒♈⃒♉⃒♊⃒♋⃒♌⃒♍⃒♎⃒♏⃒♐⃒♑⃒♒⃒♓⃒♔⃒♕⃒♖⃒♗⃒♘⃒♙⃒♚⃒♛⃒♜⃒♝⃒♞⃒♟⃒♠⃒♡⃒♢⃒♣⃒♤⃒♥⃒♦⃒♧⃒♨⃒♩⃒♪⃒♫⃒♬⃒♭⃒♮⃒♯⃒♰⃒♱⃒♲⃒♳⃒♴⃒♵⃒♶⃒♷⃒♸⃒♹⃒♺⃒♻⃒♼⃒♽⃒♾⃒♿⃒⚀⃒⚁⃒⚂⃒⚃⃒⚄⃒⚅⃒⚆⃒⚇⃒⚈⃒⚉⃒⚊⃒⚋⃒⚌⃒⚍⃒⚎⃒⚏⃒⚐⃒⚑⃒⚒⃒⚓⃒⚔⃒⚕⃒⚖⃒⚗⃒⚘⃒⚙⃒⚚⃒⚛⃒⚜⃒⚝⃒⚞⃒⚟⃒⚠⃒⚡⃒⚢⃒⚣⃒⚤⃒⚥⃒⚦⃒⚧⃒⚨⃒⚩⃒⚪⃒⚫⃒⚬⃒⚭⃒⚮⃒⚯⃒⚰⃒⚱⃒⚲⃒⚳⃒⚴⃒⚵⃒⚶⃒⚷⃒⚸⃒⚹⃒⚺⃒⚻⃒⚼⃒⚽⃒⚾⃒⚿⃒⛀⃒⛁⃒⛂⃒⛃⃒⛄⃒⛅⃒⛆⃒⛇⃒⛈⃒⛉⃒⛊⃒⛋⃒⛌⃒⛍⃒⛎⃒⛏⃒⛐⃒⛑⃒⛒⃒⛓⃒⛔⃒⛕⃒⛖⃒⛗⃒⛘⃒⛙⃒⛚⃒⛛⃒⛜⃒⛝⃒⛞⃒⛟⃒⛠⃒⛡⃒⛢⃒⛣⃒⛤⃒⛥⃒⛦⃒⛧⃒⛨⃒⛩⃒⛪⃒⛫⃒⛬⃒⛭⃒⛮⃒⛯⃒⛰⃒⛱⃒⛲⃒⛳⃒⛴⃒⛵⃒⛶⃒⛷⃒⛸⃒⛹⃒⛺⃒⛻⃒⛼⃒⛽⃒⛾⃒⛿⃒✀⃒✁⃒✂⃒✃⃒✄⃒✅⃒✆⃒✇⃒✈⃒✉⃒✊⃒✋⃒✌⃒✍⃒✎⃒✏⃒✐⃒✑⃒✒⃒✓⃒✕⃒✖⃒✗⃒✘⃒✙⃒✚⃒✛⃒✜⃒✝⃒✞⃒✟⃒✠⃒✡⃒✢⃒✣⃒✤⃒✥⃒✦⃒✧⃒✨⃒✩⃒✪⃒✫⃒✬⃒✭⃒✮⃒✯⃒✰⃒✱⃒✲⃒✳⃒✴⃒✵⃒✶⃒✷⃒✸⃒✹⃒✺⃒✻⃒✼⃒✽⃒✾⃒✿⃒❀⃒❁⃒❂⃒❃⃒❄⃒❅⃒❆⃒❇⃒❈⃒❉⃒❊⃒❋⃒●⃒◌⃒◍⃒◎⃒○⃒◐⃒◑⃒◒⃒◓⃒◔⃒◕⃒◖⃒◗⃒◘⃒◙⃒◚⃒◛⃒◜⃒◝⃒◞⃒◟⃒◠⃒◡⃒◢⃒◣⃒◤⃒◥⃒◦⃒◧⃒◨⃒◩⃒◪⃒◫⃒◬⃒◭⃒◮⃒◯⃒◰⃒◱⃒◲⃒◳⃒◴⃒◵⃒◶⃒◷⃒◸⃒◹⃒◺⃒◻⃒◼⃒◽⃒◾⃒◿⃒☀⃒☁⃒☂⃒☃⃒☄⃒★⃒☆⃒☇⃒☈⃒☉⃒☊⃒☋⃒☌⃒☍⃒☎⃒☏⃒☐⃒☑⃒☒⃒☓⃒☔⃒☕⃒☖⃒☗⃒☘⃒☙⃒☚⃒☛⃒☜⃒☝⃒☞⃒☟⃒☠⃒☡⃒☢⃒☣⃒☤⃒☥⃒☦⃒☧⃒☨⃒☩⃒☪⃒☫⃒☬⃒☭⃒☮⃒☯⃒☰⃒☱⃒☲⃒☳⃒☴⃒☵⃒☶⃒☷⃒☸⃒☹⃒☺⃒☻⃒☼⃒☽⃒☾⃒☿⃒♀⃒♁⃒♂⃒♃⃒♄⃒♅⃒♆⃒♇⃒♈⃒♉⃒♊⃒♋⃒♌⃒♍⃒♎⃒♏⃒♐⃒♑⃒♒⃒♓⃒♔⃒♕⃒♖⃒♗⃒♘⃒♙⃒♚⃒♛⃒♜⃒♝⃒♞⃒♟⃒♠⃒♡⃒♢⃒♣⃒♤⃒♥⃒♦⃒♧⃒♨⃒♩⃒♪⃒♫⃒♬⃒♭⃒♮⃒♯⃒♰⃒♱⃒♲⃒♳⃒♴⃒♵⃒♶⃒♷⃒♸⃒♹⃒♺⃒♻⃒♼⃒♽⃒♾⃒♿⃒⚀⃒⚁⃒⚂⃒⚃⃒⚄⃒⚅⃒⚆⃒⚇⃒⚈⃒⚉⃒⚊⃒⚋⃒⚌⃒⚍⃒⚎⃒⚏⃒⚐⃒⚑⃒⚒⃒⚓⃒⚔⃒⚕⃒⚖⃒⚗⃒⚘⃒⚙⃒⚚⃒⚛⃒⚜⃒⚝⃒⚞⃒⚟⃒⚠⃒⚡⃒⚢⃒⚣⃒⚤⃒⚥⃒⚦⃒⚧⃒⚨⃒⚩⃒⚪⃒⚫⃒⚬⃒⚭⃒⚮⃒⚯⃒⚰⃒⚱⃒⚲⃒⚳⃒⚴⃒⚵⃒⚶⃒⚷⃒⚸⃒⚹⃒⚺⃒⚻⃒⚼⃒⚽⃒⚾⃒⚿⃒⛀⃒⛁⃒⛂⃒⛃⃒⛄⃒⛅⃒⛆⃒⛇⃒⛈⃒⛉⃒⛊⃒⛋⃒⛌⃒⛍⃒⛎⃒⛏⃒⛐⃒⛑⃒⛒⃒⛓⃒⛔⃒⛕⃒⛖⃒⛗⃒⛘⃒⛙⃒⛚⃒⛛⃒⛜⃒⛝⃒⛞⃒⛟⃒⛠⃒⛡⃒⛢⃒⛣⃒⛤⃒⛥⃒⛦⃒⛧⃒⛨⃒⛩⃒⛪⃒⛫⃒⛬⃒⛭⃒⛮⃒⛯⃒⛰⃒⛱⃒⛲⃒⛳⃒⛴⃒⛵⃒⛶⃒⛷⃒⛸⃒⛹⃒⛺⃒⛻⃒⛼⃒⛽⃒⛾⃒⛿⃒✀⃒✁⃒✂⃒✃⃒✄⃒✅⃒✆⃒✇⃒✈⃒✉⃒✊⃒✋⃒✌⃒✍⃒✎⃒✏⃒✐⃒✑⃒✒⃒✓⃒✕⃒✖⃒✗⃒✘⃒✙⃒✚⃒✛⃒✜⃒✝⃒✞⃒✟⃒✠⃒✡⃒✢⃒✣⃒✤⃒✥⃒✦⃒✧⃒✨⃒✩⃒✪⃒✫⃒✬⃒✭⃒✮⃒✯⃒✰⃒✱⃒✲⃒✳⃒✴⃒✵⃒✶⃒✷⃒✸⃒✹⃒✺⃒✻⃒✼⃒✽⃒✾⃒✿⃒❀⃒❁⃒❂⃒❃⃒❄⃒❅⃒❆⃒❇⃒❈⃒❉⃒❊⃒❋⃒●⃒◌⃒◍⃒◎⃒○⃒◐⃒◑⃒◒⃒◓⃒◔⃒◕⃒◖⃒◗⃒◘⃒◙⃒◚⃒◛⃒◜⃒◝⃒◞⃒◟⃒◠⃒◡⃒◢⃒◣⃒◤⃒◥⃒◦⃒◧⃒◨⃒◩⃒◪⃒◫⃒◬⃒◭⃒◮⃒◯⃒◰⃒◱⃒◲⃒◳⃒◴⃒◵⃒◶⃒◷⃒◸⃒◹⃒◺⃒◻⃒◼⃒◽⃒◾⃒◿⃒☀⃒☁⃒☂⃒☃⃒☄⃒★⃒☆⃒☇⃒☈⃒☉⃒☊⃒☋⃒☌⃒☍⃒☎⃒☏⃒☐⃒☑⃒☒⃒☓⃒☔⃒☕⃒☖⃒☗⃒☘⃒☙⃒☚⃒☛⃒☜⃒☝⃒☞⃒☟⃒☠⃒☡⃒☢⃒☣⃒☤⃒☥⃒☦⃒☧⃒☨⃒☩⃒☪⃒☫⃒☬⃒☭⃒☮⃒☯⃒☰⃒☱⃒☲⃒☳⃒☴⃒☵⃒☶⃒☷⃒☸⃒☹⃒☺⃒☻⃒☼⃒☽⃒☾⃒☿⃒♀⃒♁⃒♂⃒♃⃒♄⃒♅⃒♆⃒♇⃒♈⃒♉⃒♊⃒♋⃒♌⃒♍⃒♎⃒♏⃒♐⃒♑⃒♒⃒♓⃒♔⃒♕⃒♖⃒♗⃒♘⃒♙⃒♚⃒♛⃒♜⃒♝⃒♞⃒♟⃒♠⃒♡⃒♢⃒♣⃒♤⃒♥⃒♦⃒♧⃒♨⃒♩⃒♪⃒♫⃒♬⃒♭⃒♮⃒♯⃒♰⃒♱⃒♲⃒♳⃒♴⃒♵⃒♶⃒♷⃒♸⃒♹⃒♺⃒♻⃒♼⃒♽⃒♾⃒♿⃒⚀⃒⚁⃒⚂⃒⚃⃒⚄⃒⚅⃒⚆⃒⚇⃒⚈⃒⚉⃒⚊⃒⚋⃒⚌⃒⚍⃒⚎⃒⚏⃒⚐⃒⚑⃒⚒⃒⚓⃒⚔⃒⚕⃒⚖⃒⚗⃒⚘⃒⚙⃒⚚⃒⚛⃒⚜⃒⚝⃒⚞⃒⚟⃒⚠⃒⚡⃒⚢⃒⚣⃒⚤⃒⚥⃒⚦⃒⚧⃒⚨⃒⚩⃒⚪⃒⚫⃒⚬⃒⚭⃒⚮⃒⚯⃒⚰⃒⚱⃒⚲⃒⚳⃒⚴⃒⚵⃒⚶⃒⚷⃒⚸⃒⚹⃒⚺⃒⚻⃒⚼⃒⚽⃒⚾⃒⚿⃒⛀⃒⛁⃒⛂⃒⛃⃒⛄⃒⛅⃒⛆⃒⛇⃒⛈⃒⛉⃒⛊⃒⛋⃒⛌⃒⛍⃒⛎⃒⛏⃒⛐⃒⛑⃒⛒⃒⛓⃒⛔⃒⛕⃒⛖⃒⛗⃒⛘⃒⛙⃒⛚⃒⛛⃒⛜⃒⛝⃒⛞⃒⛟⃒⛠⃒⛡⃒⛢⃒⛣⃒⛤⃒⛥⃒⛦⃒⛧⃒⛨⃒⛩⃒⛪⃒⛫⃒⛬⃒⛭⃒⛮⃒⛯⃒⛰⃒⛱⃒⛲⃒⛳⃒⛴⃒⛵⃒⛶⃒⛷⃒⛸⃒⛹⃒⛺⃒⛻⃒⛼⃒⛽⃒⛾⃒⛿⃒✀⃒✁⃒✂⃒✃⃒✄⃒✅⃒✆⃒✇⃒✈⃒✉⃒✊⃒✋⃒✌⃒✍⃒✎⃒✏⃒✐⃒✑⃒✒⃒✓⃒✕⃒✖⃒✗⃒✘⃒✙⃒✚⃒✛⃒✜⃒✝⃒✞⃒✟⃒✠⃒✡⃒✢⃒✣⃒✤⃒✥⃒✦⃒✧⃒✨⃒✩⃒✪⃒✫⃒✬⃒✭⃒✮⃒✯⃒✰⃒✱⃒✲⃒✳⃒✴⃒✵⃒✶⃒✷⃒✸⃒✹⃒✺⃒✻⃒✼⃒✽⃒✾⃒✿⃒❀⃒❁⃒❂⃒❃⃒❄⃒❅⃒❆⃒❇⃒❈⃒❉⃒❊⃒❋⃒●⃒◌⃒◍⃒◎⃒○⃒◐⃒◑⃒◒⃒◓⃒◔⃒◕⃒◖⃒◗⃒◘⃒◙⃒◚⃒◛⃒◜⃒◝⃒◞⃒◟⃒◠⃒◡⃒◢⃒◣⃒◤⃒◥⃒◦⃒◧⃒◨⃒◩⃒◪⃒◫⃒◬⃒◭⃒◮⃒◯⃒◰⃒◱⃒◲⃒◳⃒◴⃒◵⃒◶⃒◷⃒◸⃒◹⃒◺⃒◻⃒◼⃒◽⃒◾⃒◿⃒☀⃒☁⃒☂⃒☃⃒☄⃒★⃒☆⃒☇⃒☈⃒☉⃒☊⃒☋⃒☌⃒☍⃒☎⃒☏⃒☐⃒☑⃒☒⃒☓⃒☔⃒☕⃒☖⃒☗⃒☘⃒☙⃒☚⃒☛⃒☜⃒☝⃒☞⃒☟⃒☠⃒☡⃒☢⃒☣⃒☤⃒☥⃒☦⃒☧⃒☨⃒☩⃒☪⃒☫⃒☬⃒☭⃒☮⃒☯⃒☰⃒☱⃒☲⃒☳⃒☴⃒☵⃒☶⃒☷⃒☸⃒☹⃒☺⃒☻⃒☼⃒☽⃒☾⃒☿⃒♀⃒♁⃒♂⃒♃⃒♄⃒♅⃒♆⃒♇⃒♈⃒♉⃒♊⃒♋⃒♌⃒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9T04:48:52.376889984</dc:date>
    <meta:editing-duration>PT1M37S</meta:editing-duration>
    <meta:editing-cycles>1</meta:editing-cycles>
    <meta:document-statistic meta:table-count="0" meta:image-count="0" meta:object-count="0" meta:page-count="1" meta:paragraph-count="4" meta:word-count="22" meta:character-count="1518" meta:non-whitespace-character-count="1496"/>
    <meta:generator>LibreOffice/24.2.7.2$Linux_X86_64 LibreOffice_project/420$Build-2</meta:generator>
  </office:meta>
</office:document-meta>
</file>